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236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5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5"/>
          <table:table-cell table:style-name="ce75" table:number-columns-spanned="3" table:number-rows-spanned="1"/>
          <table:covered-table-cell table:style-name="ce75"/>
          <table:covered-table-cell table:style-name="ce75"/>
          <table:table-cell table:style-name="ce75" table:number-columns-repeated="248"/>
          <table:table-cell/>
        </table:table-row>
        <table:table-row table:style-name="ro1" table:number-rows-repeated="3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0">
          <table:table-cell table:style-name="ce76"/>
          <table:table-cell table:style-name="ce80" office:value-type="string">
            <text:p>ECMS SMOKE TESTS</text:p>
          </table:table-cell>
          <table:table-cell table:style-name="ce76" table:number-columns-repeated="4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Version:</text:p>
          </table:table-cell>
          <table:table-cell table:style-name="ce90" office:value-type="float" office:value="1">
            <text:p>1.0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Issue da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Sui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Nam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1" table:formula="of:=[Data.C4]" office:value-type="float" office:value="4">
            <text:p>4</text:p>
          </table:table-cell>
          <table:table-cell table:style-name="ce96"/>
          <table:table-cell table:style-name="ce76" table:number-columns-repeated="2"/>
          <table:table-cell table:style-name="ce75" table:number-columns-repeated="249"/>
          <table:table-cell/>
        </table:table-row>
        <table:table-row table:style-name="ro21">
          <table:table-cell table:style-name="ce77"/>
          <table:table-cell table:style-name="ce82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22">
          <table:table-cell table:style-name="ce78"/>
          <table:table-cell table:style-name="ce83" office:value-type="string">
            <text:p>Record of change:</text:p>
          </table:table-cell>
          <table:table-cell table:style-name="ce75" table:number-columns-repeated="5"/>
          <table:table-cell table:style-name="ce78" table:number-columns-repeated="248"/>
          <table:table-cell/>
        </table:table-row>
        <table:table-row table:style-name="ro23">
          <table:table-cell table:style-name="ce78"/>
          <table:table-cell table:style-name="ce84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6" office:value-type="date" office:date-value="2010-10-01">
            <text:p>1-Oct-10</text:p>
          </table:table-cell>
          <table:table-cell table:style-name="ce93" office:value-type="string">
            <text:p>1.0</text:p>
          </table:table-cell>
          <table:table-cell table:style-name="ce97" office:value-type="string">
            <text:p>New document</text:p>
          </table:table-cell>
          <table:table-cell table:style-name="ce102" office:value-type="string">
            <text:p>Hanh.Ly</text:p>
          </table:table-cell>
          <table:table-cell table:style-name="ce103"/>
          <table:table-cell table:style-name="ce107"/>
          <table:table-cell table:style-name="ce77"/>
          <table:table-cell table:style-name="ce78" table:number-columns-repeated="247"/>
          <table:table-cell/>
        </table:table-row>
        <table:table-row table:style-name="ro1">
          <table:table-cell table:style-name="ce77"/>
          <table:table-cell table:style-name="ce87"/>
          <table:table-cell table:style-name="ce93"/>
          <table:table-cell table:style-name="ce97" table:number-columns-repeated="2"/>
          <table:table-cell table:style-name="ce103"/>
          <table:table-cell table:style-name="ce107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7" table:number-columns-repeated="2"/>
          <table:table-cell table:style-name="ce103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9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7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5"/>
          <table:table-cell table:style-name="ce77" table:number-columns-repeated="247"/>
          <table:table-cell/>
        </table:table-row>
        <table:table-row table:style-name="ro1">
          <table:table-cell table:style-name="ce75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 table:number-rows-repeated="2">
          <table:table-cell table:style-name="ce75"/>
          <table:table-cell table:style-name="ce88"/>
          <table:table-cell table:style-name="ce94"/>
          <table:table-cell table:style-name="ce99"/>
          <table:table-cell table:style-name="ce100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>
          <table:table-cell table:style-name="ce75"/>
          <table:table-cell table:style-name="ce89"/>
          <table:table-cell table:style-name="ce95"/>
          <table:table-cell table:style-name="ce101"/>
          <table:table-cell table:style-name="ce104" table:number-columns-repeated="2"/>
          <table:table-cell table:style-name="ce110"/>
          <table:table-cell table:style-name="ce75" table:number-columns-repeated="248"/>
          <table:table-cell/>
        </table:table-row>
        <table:table-row table:style-name="ro1">
          <table:table-cell table:style-name="ce75" table:number-columns-repeated="255"/>
          <table:table-cell/>
        </table:table-row>
        <table:table-row table:style-name="ro1">
          <table:table-cell table:style-name="ce75"/>
          <table:table-cell table:number-columns-repeated="7"/>
          <table:table-cell table:style-name="ce75" table:number-columns-repeated="247"/>
          <table:table-cell/>
        </table:table-row>
        <table:table-row table:style-name="ro1" table:number-rows-repeated="3">
          <table:table-cell table:style-name="ce75" table:number-columns-repeated="255"/>
          <table:table-cell/>
        </table:table-row>
        <table:table-row table:style-name="ro1" table:number-rows-repeated="9">
          <table:table-cell table:style-name="ce75"/>
          <table:table-cell table:number-columns-repeated="6"/>
          <table:table-cell table:style-name="ce75" table:number-columns-repeated="248"/>
          <table:table-cell/>
        </table:table-row>
        <table:table-row table:style-name="ro1" table:number-rows-repeated="10">
          <table:table-cell table:style-name="ce75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6" office:value-type="string">
            <text:p>TEST CASES</text:p>
          </table:table-cell>
          <table:table-cell table:style-name="ce116"/>
          <table:table-cell table:style-name="ce117" table:number-columns-repeated="2"/>
          <table:table-cell table:style-name="ce111"/>
          <table:table-cell table:style-name="ce142"/>
          <table:table-cell table:style-name="ce117" table:number-columns-repeated="2"/>
          <table:table-cell table:style-name="ce162" table:number-columns-repeated="220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7" table:number-columns-repeated="4"/>
          <table:table-cell table:style-name="ce111"/>
          <table:table-cell table:style-name="ce142"/>
          <table:table-cell table:style-name="ce117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18];[.$K2])" office:value-type="float" office:value="0">
            <text:p>0</text:p>
          </table:table-cell>
          <table:table-cell table:style-name="ce163" table:formula="of:=COUNTIF([.M$7:.M$1018];[.$K2])" office:value-type="float" office:value="0">
            <text:p>0</text:p>
          </table:table-cell>
          <table:table-cell table:style-name="ce163" table:formula="of:=COUNTIF([.N$7:.N$1018];[.$K2])" office:value-type="float" office:value="0">
            <text:p>0</text:p>
          </table:table-cell>
          <table:table-cell table:style-name="ce163" table:formula="of:=COUNTIF([.O$7:.O$1018];[.$K2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31" office:value-type="string">
            <text:p>Functions List<text:span text:style-name="T5">:</text:span></text:p>
          </table:table-cell>
          <table:table-cell table:style-name="ce135" table:number-columns-spanned="3" table:number-rows-spanned="1"/>
          <table:covered-table-cell table:style-name="ce141"/>
          <table:covered-table-cell table:style-name="ce136"/>
          <table:table-cell table:style-name="ce111"/>
          <table:table-cell table:style-name="ce142"/>
          <table:table-cell table:style-name="ce156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18];[.$K3])" office:value-type="float" office:value="0">
            <text:p>0</text:p>
          </table:table-cell>
          <table:table-cell table:style-name="ce163" table:formula="of:=COUNTIF([.M$7:.M$1018];[.$K3])" office:value-type="float" office:value="0">
            <text:p>0</text:p>
          </table:table-cell>
          <table:table-cell table:style-name="ce163" table:formula="of:=COUNTIF([.N$7:.N$1018];[.$K3])" office:value-type="float" office:value="0">
            <text:p>0</text:p>
          </table:table-cell>
          <table:table-cell table:style-name="ce163" table:formula="of:=COUNTIF([.O$7:.O$1018];[.$K3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2">
          <table:table-cell table:style-name="ce111"/>
          <table:table-cell table:style-name="ce131" office:value-type="string">
            <text:p>Total Main Cases:</text:p>
          </table:table-cell>
          <table:table-cell table:style-name="ce136" table:formula="of:=MAX([.A7:.A1004])" office:value-type="float" office:value="4" table:number-columns-spanned="3" table:number-rows-spanned="1">
            <text:p>4</text:p>
          </table:table-cell>
          <table:covered-table-cell table:style-name="ce142"/>
          <table:covered-table-cell table:style-name="ce142"/>
          <table:table-cell table:style-name="ce111"/>
          <table:table-cell table:style-name="ce142"/>
          <table:table-cell table:style-name="ce156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18];[.$K4])" office:value-type="float" office:value="0">
            <text:p>0</text:p>
          </table:table-cell>
          <table:table-cell table:style-name="ce163" table:formula="of:=COUNTIF([.M$7:.M$1018];[.$K4])" office:value-type="float" office:value="0">
            <text:p>0</text:p>
          </table:table-cell>
          <table:table-cell table:style-name="ce163" table:formula="of:=COUNTIF([.N$7:.N$1018];[.$K4])" office:value-type="float" office:value="0">
            <text:p>0</text:p>
          </table:table-cell>
          <table:table-cell table:style-name="ce163" table:formula="of:=COUNTIF([.O$7:.O$1018];[.$K4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32"/>
          <table:table-cell table:style-name="ce112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18];[.$K5])" office:value-type="float" office:value="0">
            <text:p>0</text:p>
          </table:table-cell>
          <table:table-cell table:style-name="ce163" table:formula="of:=COUNTIF([.M$7:.M$1018];[.$K5])" office:value-type="float" office:value="0">
            <text:p>0</text:p>
          </table:table-cell>
          <table:table-cell table:style-name="ce163" table:formula="of:=COUNTIF([.N$7:.N$1018];[.$K5])" office:value-type="float" office:value="0">
            <text:p>0</text:p>
          </table:table-cell>
          <table:table-cell table:style-name="ce163" table:formula="of:=COUNTIF([.O$7:.O$1018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46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table:number-columns-repeated="9"/>
          <table:table-cell table:style-name="ce173" table:number-columns-repeated="211"/>
          <table:table-cell table:style-name="ce142" table:number-columns-repeated="17"/>
          <table:table-cell table:style-name="ce111" table:number-columns-repeated="9"/>
        </table:table-row>
        <table:table-row table:style-name="ro24">
          <table:table-cell table:style-name="ce114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137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5" table:number-columns-repeated="2"/>
          <table:table-cell table:style-name="ce171" table:number-columns-repeated="235"/>
          <table:table-cell table:style-name="ce174"/>
          <table:table-cell table:style-name="ce111" table:number-columns-repeated="9"/>
        </table:table-row>
        <table:table-row table:style-name="ro25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49" office:value-type="string">
            <text:p>Step 2: Create new CLV page</text:p>
          </table:table-cell>
          <table:table-cell table:style-name="ce149" office:value-type="string">
            <text:p><text:span text:style-name="T8">- Select </text:span><text:span text:style-name="T9">Site Editor → Add new page </text:span></text:p>
            <text:p><text:span text:style-name="T10">- Put title, name for new page</text:span></text:p>
            <text:p><text:span text:style-name="T10">- Drag and drop 1 Content Detail portlet </text:span><text:span text:style-name="T10">into this page</text:span></text:p>
            <text:p><text:span text:style-name="T10">- Add content for page</text:span></text:p>
            <text:p><text:span text:style-name="T10">- Save</text:span></text:p>
          </table:table-cell>
          <table:table-cell table:style-name="ce149" office:value-type="string">
            <text:p>New page is created successfully. Content of page is display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5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49" office:value-type="string">
            <text:p>Step 3: Create new CLV page</text:p>
          </table:table-cell>
          <table:table-cell table:style-name="ce149" office:value-type="string">
            <text:p><text:span text:style-name="T8">- Select </text:span><text:span text:style-name="T9">Site Editor → <text:s/>Add new page </text:span></text:p>
            <text:p><text:span text:style-name="T10">- Put title, name for new page</text:span></text:p>
            <text:p><text:span text:style-name="T10">- Drag and drop 1 Content List portlet into </text:span><text:span text:style-name="T10">this page</text:span></text:p>
            <text:p><text:span text:style-name="T10">- Add content for page</text:span></text:p>
            <text:p><text:span text:style-name="T10">- Save</text:span></text:p>
          </table:table-cell>
          <table:table-cell table:style-name="ce149" office:value-type="string">
            <text:p>New page is created successfully. Content of page is display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50" office:value-type="string">
            <text:p>Step 4: Log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7" table:number-columns-repeated="247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34" office:value-type="string">
            <text:p>SMOKE_ECMS_02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4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5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2: Create document</text:p>
          </table:table-cell>
          <table:table-cell table:style-name="ce154" office:value-type="string">
            <text:p>- Go to <text:span text:style-name="T11">Content Explorer</text:span></text:p>
            <text:p>- Select any drive</text:p>
            <text:p>- Click on <text:span text:style-name="T11">Add document</text:span> icon in action bar</text:p>
            <text:p>- Select template: <text:span text:style-name="T11">Article</text:span></text:p>
            <text:p>- Fill values</text:p>
            <text:p>- Click on Save &amp; Close button</text:p>
          </table:table-cell>
          <table:table-cell table:style-name="ce154" office:value-type="string">
            <text:p>New Article document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3: Create web content</text:p>
          </table:table-cell>
          <table:table-cell table:style-name="ce154" office:value-type="string">
            <text:p>- Go to <text:span text:style-name="T11">Content Explorer</text:span></text:p>
            <text:p>- Select any drive</text:p>
            <text:p>- Click on <text:span text:style-name="T11">Add document</text:span> icon in action bar</text:p>
            <text:p>- Select template: <text:span text:style-name="T11">Free layout web </text:span><text:span text:style-name="T11">content</text:span></text:p>
            <text:p>- Fill values</text:p>
            <text:p><text:span text:style-name="T6">- Click on Save &amp; Close button</text:span></text:p>
          </table:table-cell>
          <table:table-cell table:style-name="ce155" office:value-type="string">
            <text:p>New web content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1" office:value-type="string">
            <text:p>Step 4: Edit document/web content</text:p>
          </table:table-cell>
          <table:table-cell table:style-name="ce155" office:value-type="string">
            <text:p>- Create 1 document/web content</text:p>
            <text:p>- Select this doc/web</text:p>
            <text:p>- Click on <text:span text:style-name="T11">Edit</text:span> icon in action bar</text:p>
            <text:p>- Change values</text:p>
            <text:p>- Save</text:p>
          </table:table-cell>
          <table:table-cell table:style-name="ce154" office:value-type="string">
            <text:p>Document/web content is changed successfully. New content is displayed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7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5: Delete document/web content</text:p>
          </table:table-cell>
          <table:table-cell table:style-name="ce155" office:value-type="string">
            <text:p>- Create 1 document/web content</text:p>
            <text:p>- Right click on this document/web content and select <text:span text:style-name="T11">Delete</text:span></text:p>
            <text:p>- Click <text:span text:style-name="T11">OK</text:span> on confirm message</text:p>
          </table:table-cell>
          <table:table-cell table:style-name="ce157" office:value-type="string">
            <text:p>Document/web content is deleted.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12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6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34" office:value-type="string">
            <text:p>SMOKE_ECMS_03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8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2: Create new template</text:p>
          </table:table-cell>
          <table:table-cell table:style-name="ce150" office:value-type="string">
            <text:p>- Go to <text:span text:style-name="T11">Content Administration → </text:span><text:span text:style-name="T11">Content Presentation → <text:s/>Manage </text:span><text:span text:style-name="T11">template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template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8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3: Create new view</text:p>
          </table:table-cell>
          <table:table-cell table:style-name="ce150" office:value-type="string">
            <text:p>- Go to <text:span text:style-name="T11">Content Administration → </text:span><text:span text:style-name="T11">Content Presentation → <text:s/>Manage </text:span><text:span text:style-name="T11">Views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view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8">
          <table:table-cell table:style-name="ce11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4: Create new drive</text:p>
          </table:table-cell>
          <table:table-cell table:style-name="ce150" office:value-type="string">
            <text:p>- Go to <text:span text:style-name="T11">Content Administration → </text:span><text:span text:style-name="T11">Content Presentation → <text:s/>Manage Drive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drive is created successfully</text:p>
          </table:table-cell>
          <table:table-cell table:style-name="ce148" office:value-type="string">
            <text:p>High</text:p>
          </table:table-cell>
          <table:table-cell table:style-name="ce167" table:number-columns-repeated="247"/>
        </table:table-row>
        <table:table-row table:style-name="ro12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5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4">
          <table:table-cell table:style-name="ce11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34" office:value-type="string">
            <text:p>SMOKE_ECMS_04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44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Password of an </text:span><text:span text:style-name="T6">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6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43" office:value-type="string">
            <text:p>Smoke/ecms/wkf</text:p>
          </table:table-cell>
          <table:table-cell table:style-name="ce147" office:value-type="string">
            <text:p>Basic functions on Workflow</text:p>
          </table:table-cell>
          <table:table-cell table:style-name="ce152" office:value-type="string">
            <text:p>Step 2: Create a request</text:p>
          </table:table-cell>
          <table:table-cell table:style-name="ce152" office:value-type="string">
            <text:p>- Go to <text:span text:style-name="T11">Business Process Controller → </text:span></text:p>
            <text:p><text:span text:style-name="T11">BP Definition Controller</text:span></text:p>
            <text:p>- Create a request</text:p>
            <text:p>- Approve this request</text:p>
          </table:table-cell>
          <table:table-cell table:style-name="ce152" office:value-type="string">
            <text:p>Request is approv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3" office:value-type="string">
            <text:p>Smoke/ecms/wkf</text:p>
          </table:table-cell>
          <table:table-cell table:style-name="ce147" office:value-type="string">
            <text:p>Basic functions on Workflow</text:p>
          </table:table-cell>
          <table:table-cell table:style-name="ce152" office:value-type="string">
            <text:p>Step 3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49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52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7">08/17/2011</text:date>, <text:time>09:0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8-17T09:07:01</dc:date>
    <meta:print-date>2008-06-17T00:45:47</meta:print-date>
    <meta:editing-cycles>769</meta:editing-cycles>
    <meta:editing-duration>PT302H30M23S</meta:editing-duration>
    <dc:creator>exoplatform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